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FilesCache.clear( final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LRUMap.removeLRU( final AbstractLinkedMap . LinkEntry link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RUFilesCache.LRUFilesCache( int lru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LRUMap.MyLRUMap( final FileSystem filesystem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FilesCache.removeFile( final FileSystem filesystem , final File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RUFilesCache.getOrCreateFilesystemCache( final FileSystem filesys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RUFilesCache.LRUFile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FilesCach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RUFilesCache.putFile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RUFilesCache.getFile( final FileSystem filesystem ,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RUFilesCache.touchFile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